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0000000200A27F0A1194422697.png" manifest:media-type="image/png"/>
  <manifest:file-entry manifest:full-path="Pictures/10000201000001080000010800522994764AD462.png" manifest:media-type="image/png"/>
  <manifest:file-entry manifest:full-path="Pictures/10000201000000EC000000D00A22BBAE5927293B.png" manifest:media-type="image/png"/>
  <manifest:file-entry manifest:full-path="Pictures/10000201000000CC000000CC0AAA49CF32D2DB02.png" manifest:media-type="image/png"/>
  <manifest:file-entry manifest:full-path="Pictures/100002010000010800000108424B02BBFAC0E621.png" manifest:media-type="image/png"/>
  <manifest:file-entry manifest:full-path="Pictures/10000201000000E8000000E89600CD2039785875.png" manifest:media-type="image/png"/>
  <manifest:file-entry manifest:full-path="Pictures/10000201000000E8000000E807623412B972FBA0.png" manifest:media-type="image/png"/>
  <manifest:file-entry manifest:full-path="Pictures/10000201000000E8000000E87C5EB3853797523C.png" manifest:media-type="image/png"/>
  <manifest:file-entry manifest:full-path="Pictures/10000201000000E1000000E176D1C1D5DC29C2BA.png" manifest:media-type="image/png"/>
  <manifest:file-entry manifest:full-path="Pictures/100002010000010800000108E59AA60D743CDCBB.png" manifest:media-type="image/png"/>
  <manifest:file-entry manifest:full-path="Pictures/100002010000010C0000010C0D6298DEC7DEC1C7.png" manifest:media-type="image/png"/>
  <manifest:file-entry manifest:full-path="Pictures/10000201000000C4000000C40D3F028F1A2A40A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5.185cm" svg:height="5.185cm" svg:x="1.015cm" svg:y="1.015cm">
          <draw:image xlink:href="Pictures/10000201000000C4000000C40D3F028F1A2A40A6.png" xlink:type="simple" xlink:show="embed" xlink:actuate="onLoad" loext:mime-type="image/png">
            <text:p/>
          </draw:image>
        </draw:frame>
        <draw:frame draw:style-name="gr1" draw:text-style-name="P1" draw:layer="layout" svg:width="7.09cm" svg:height="7.09cm" svg:x="5.8cm" svg:y="0.81cm">
          <draw:image xlink:href="Pictures/100002010000010C0000010C0D6298DEC7DEC1C7.png" xlink:type="simple" xlink:show="embed" xlink:actuate="onLoad" loext:mime-type="image/png">
            <text:p/>
          </draw:image>
        </draw:frame>
        <draw:frame draw:style-name="gr1" draw:text-style-name="P1" draw:layer="layout" svg:width="6.137cm" svg:height="6.137cm" svg:x="12.1cm" svg:y="0.3cm">
          <draw:image xlink:href="Pictures/10000201000000E8000000E87C5EB3853797523C.png" xlink:type="simple" xlink:show="embed" xlink:actuate="onLoad" loext:mime-type="image/png">
            <text:p/>
          </draw:image>
        </draw:frame>
        <draw:frame draw:style-name="gr1" draw:text-style-name="P1" draw:layer="layout" svg:width="6.137cm" svg:height="6.137cm" svg:x="1.2cm" svg:y="5.263cm">
          <draw:image xlink:href="Pictures/10000201000000E8000000E807623412B972FBA0.png" xlink:type="simple" xlink:show="embed" xlink:actuate="onLoad" loext:mime-type="image/png">
            <text:p/>
          </draw:image>
        </draw:frame>
        <draw:frame draw:style-name="gr1" draw:text-style-name="P1" draw:layer="layout" svg:width="6.137cm" svg:height="6.137cm" svg:x="6.263cm" svg:y="5.663cm">
          <draw:image xlink:href="Pictures/10000201000000E8000000E89600CD2039785875.png" xlink:type="simple" xlink:show="embed" xlink:actuate="onLoad" loext:mime-type="image/png">
            <text:p/>
          </draw:image>
        </draw:frame>
        <draw:frame draw:style-name="gr1" draw:text-style-name="P1" draw:layer="layout" svg:width="5.397cm" svg:height="5.397cm" svg:x="13.003cm" svg:y="5.303cm">
          <draw:image xlink:href="Pictures/10000201000000CC000000CC0AAA49CF32D2DB02.png" xlink:type="simple" xlink:show="embed" xlink:actuate="onLoad" loext:mime-type="image/png">
            <text:p/>
          </draw:image>
        </draw:frame>
        <draw:frame draw:style-name="gr1" draw:text-style-name="P1" draw:layer="layout" svg:width="6.243cm" svg:height="5.502cm" svg:x="1.6cm" svg:y="10.5cm">
          <draw:image xlink:href="Pictures/10000201000000EC000000D00A22BBAE5927293B.png" xlink:type="simple" xlink:show="embed" xlink:actuate="onLoad" loext:mime-type="image/png">
            <text:p/>
          </draw:image>
        </draw:frame>
        <draw:frame draw:style-name="gr1" draw:text-style-name="P1" draw:layer="layout" svg:width="6.984cm" svg:height="6.984cm" svg:x="6.516cm" svg:y="10.716cm">
          <draw:image xlink:href="Pictures/10000201000001080000010800522994764AD462.png" xlink:type="simple" xlink:show="embed" xlink:actuate="onLoad" loext:mime-type="image/png">
            <text:p/>
          </draw:image>
        </draw:frame>
        <draw:frame draw:style-name="gr1" draw:text-style-name="P1" draw:layer="layout" svg:width="6.984cm" svg:height="6.984cm" svg:x="12.9cm" svg:y="10.5cm">
          <draw:image xlink:href="Pictures/100002010000010800000108424B02BBFAC0E621.png" xlink:type="simple" xlink:show="embed" xlink:actuate="onLoad" loext:mime-type="image/png">
            <text:p/>
          </draw:image>
        </draw:frame>
        <draw:frame draw:style-name="gr1" draw:text-style-name="P1" draw:layer="layout" svg:width="6.984cm" svg:height="6.984cm" svg:x="1.316cm" svg:y="16.2cm">
          <draw:image xlink:href="Pictures/100002010000010800000108E59AA60D743CDCBB.png" xlink:type="simple" xlink:show="embed" xlink:actuate="onLoad" loext:mime-type="image/png">
            <text:p/>
          </draw:image>
        </draw:frame>
        <draw:frame draw:style-name="gr1" draw:text-style-name="P1" draw:layer="layout" svg:width="8.226cm" svg:height="8.226cm" svg:x="6.8cm" svg:y="16.4cm">
          <draw:image xlink:href="Pictures/100002010000020000000200A27F0A1194422697.png" xlink:type="simple" xlink:show="embed" xlink:actuate="onLoad" loext:mime-type="image/png">
            <text:p/>
          </draw:image>
        </draw:frame>
        <draw:frame draw:style-name="gr1" draw:text-style-name="P1" draw:layer="layout" svg:width="5.952cm" svg:height="5.952cm" svg:x="14cm" svg:y="18.248cm">
          <draw:image xlink:href="Pictures/10000201000000E1000000E176D1C1D5DC29C2BA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2T02:36:05.003105787</meta:creation-date>
    <dc:date>2022-01-02T02:51:15.472692565</dc:date>
    <meta:editing-duration>PT4M50S</meta:editing-duration>
    <meta:editing-cycles>1</meta:editing-cycles>
    <meta:document-statistic meta:object-count="12"/>
    <meta:generator>LibreOffice/6.4.7.2$Linux_X86_64 LibreOffice_project/40$Build-2</meta:generator>
  </office:meta>
</office:document-meta>
</file>